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3951in" style:rel-column-width="14065*"/>
    </style:style>
    <style:style style:name="Table4.B" style:family="table-column">
      <style:table-column-properties style:column-width="0.5424in" style:rel-column-width="5468*"/>
    </style:style>
    <style:style style:name="Table4.C" style:family="table-column">
      <style:table-column-properties style:column-width="0.8132in" style:rel-column-width="8202*"/>
    </style:style>
    <style:style style:name="Table4.D" style:family="table-column">
      <style:table-column-properties style:column-width="1.2014in" style:rel-column-width="12113*"/>
    </style:style>
    <style:style style:name="Table4.E" style:family="table-column">
      <style:table-column-properties style:column-width="1.2146in" style:rel-column-width="12244*"/>
    </style:style>
    <style:style style:name="Table4.F" style:family="table-column">
      <style:table-column-properties style:column-width="1.3333in" style:rel-column-width="1344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may-break-between-rows="false" style:writing-mode="lr-tb"/>
    </style:style>
    <style:style style:name="Table5.A" style:family="table-column">
      <style:table-column-properties style:column-width="1.4861in" style:rel-column-width="14065*"/>
    </style:style>
    <style:style style:name="Table5.B" style:family="table-column">
      <style:table-column-properties style:column-width="0.5778in" style:rel-column-width="5468*"/>
    </style:style>
    <style:style style:name="Table5.C" style:family="table-column">
      <style:table-column-properties style:column-width="0.8667in" style:rel-column-width="8202*"/>
    </style:style>
    <style:style style:name="Table5.D" style:family="table-column">
      <style:table-column-properties style:column-width="1.2799in" style:rel-column-width="12113*"/>
    </style:style>
    <style:style style:name="Table5.E" style:family="table-column">
      <style:table-column-properties style:column-width="1.2938in" style:rel-column-width="12244*"/>
    </style:style>
    <style:style style:name="Table5.F" style:family="table-column">
      <style:table-column-properties style:column-width="1.4208in"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 style:may-break-between-rows="false" style:writing-mode="lr-tb"/>
    </style:style>
    <style:style style:name="Table6.A" style:family="table-column">
      <style:table-column-properties style:column-width="1.4861in" style:rel-column-width="14065*"/>
    </style:style>
    <style:style style:name="Table6.B" style:family="table-column">
      <style:table-column-properties style:column-width="0.5778in" style:rel-column-width="5468*"/>
    </style:style>
    <style:style style:name="Table6.C" style:family="table-column">
      <style:table-column-properties style:column-width="0.8667in" style:rel-column-width="8202*"/>
    </style:style>
    <style:style style:name="Table6.D" style:family="table-column">
      <style:table-column-properties style:column-width="1.2799in" style:rel-column-width="12113*"/>
    </style:style>
    <style:style style:name="Table6.E" style:family="table-column">
      <style:table-column-properties style:column-width="1.2938in" style:rel-column-width="12244*"/>
    </style:style>
    <style:style style:name="Table6.F" style:family="table-column">
      <style:table-column-properties style:column-width="1.4208in"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 style:may-break-between-rows="false" style:writing-mode="lr-tb"/>
    </style:style>
    <style:style style:name="Table7.A" style:family="table-column">
      <style:table-column-properties style:column-width="1.4861in" style:rel-column-width="14065*"/>
    </style:style>
    <style:style style:name="Table7.B" style:family="table-column">
      <style:table-column-properties style:column-width="0.5778in" style:rel-column-width="5468*"/>
    </style:style>
    <style:style style:name="Table7.C" style:family="table-column">
      <style:table-column-properties style:column-width="0.8667in" style:rel-column-width="8202*"/>
    </style:style>
    <style:style style:name="Table7.D" style:family="table-column">
      <style:table-column-properties style:column-width="1.2799in" style:rel-column-width="12113*"/>
    </style:style>
    <style:style style:name="Table7.E" style:family="table-column">
      <style:table-column-properties style:column-width="1.2938in" style:rel-column-width="12244*"/>
    </style:style>
    <style:style style:name="Table7.F" style:family="table-column">
      <style:table-column-properties style:column-width="1.4208in"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 style:may-break-between-rows="false" style:writing-mode="lr-tb"/>
    </style:style>
    <style:style style:name="Table8.A" style:family="table-column">
      <style:table-column-properties style:column-width="1.4861in" style:rel-column-width="14065*"/>
    </style:style>
    <style:style style:name="Table8.B" style:family="table-column">
      <style:table-column-properties style:column-width="0.5778in" style:rel-column-width="5468*"/>
    </style:style>
    <style:style style:name="Table8.C" style:family="table-column">
      <style:table-column-properties style:column-width="0.8667in" style:rel-column-width="8202*"/>
    </style:style>
    <style:style style:name="Table8.D" style:family="table-column">
      <style:table-column-properties style:column-width="1.2799in" style:rel-column-width="12113*"/>
    </style:style>
    <style:style style:name="Table8.E" style:family="table-column">
      <style:table-column-properties style:column-width="1.2938in" style:rel-column-width="12244*"/>
    </style:style>
    <style:style style:name="Table8.F" style:family="table-column">
      <style:table-column-properties style:column-width="1.4208in"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4861in" style:rel-column-width="14065*"/>
    </style:style>
    <style:style style:name="Table2.B" style:family="table-column">
      <style:table-column-properties style:column-width="0.5778in" style:rel-column-width="5468*"/>
    </style:style>
    <style:style style:name="Table2.C" style:family="table-column">
      <style:table-column-properties style:column-width="0.8667in" style:rel-column-width="8202*"/>
    </style:style>
    <style:style style:name="Table2.D" style:family="table-column">
      <style:table-column-properties style:column-width="1.2799in" style:rel-column-width="12113*"/>
    </style:style>
    <style:style style:name="Table2.E" style:family="table-column">
      <style:table-column-properties style:column-width="1.2938in" style:rel-column-width="12244*"/>
    </style:style>
    <style:style style:name="Table2.F" style:family="table-column">
      <style:table-column-properties style:column-width="1.4208in" style:rel-column-width="13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1.4861in" style:rel-column-width="14065*"/>
    </style:style>
    <style:style style:name="Table3.B" style:family="table-column">
      <style:table-column-properties style:column-width="0.5778in" style:rel-column-width="5468*"/>
    </style:style>
    <style:style style:name="Table3.C" style:family="table-column">
      <style:table-column-properties style:column-width="0.8667in" style:rel-column-width="8202*"/>
    </style:style>
    <style:style style:name="Table3.D" style:family="table-column">
      <style:table-column-properties style:column-width="1.2799in" style:rel-column-width="12113*"/>
    </style:style>
    <style:style style:name="Table3.E" style:family="table-column">
      <style:table-column-properties style:column-width="1.2938in" style:rel-column-width="12244*"/>
    </style:style>
    <style:style style:name="Table3.F" style:family="table-column">
      <style:table-column-properties style:column-width="1.4208in" style:rel-column-width="1344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Table_20_Contents" style:list-style-name="L3"/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25175904" text:id="ct525175904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86968256" text:id="ct486968256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86968432" text:id="ct48696843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86968528" text:id="ct486968528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24412560" text:id="ct52441256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32219840" text:id="ct532219840">
          <text:insertion>
            <office:change-info>
              <dc:creator>Bob Jacobsen</dc:creator>
              <dc:date>2012-03-04T05:26:00</dc:date>
            </office:change-info>
          </text:insertion>
        </text:changed-region>
        <text:changed-region xml:id="ct367123792" text:id="ct367123792">
          <text:insertion>
            <office:change-info>
              <dc:creator>Bob Jacobsen</dc:creator>
              <dc:date>2012-03-04T05:27:00</dc:date>
            </office:change-info>
          </text:insertion>
        </text:changed-region>
        <text:changed-region xml:id="ct367300944" text:id="ct367300944">
          <text:insertion>
            <office:change-info>
              <dc:creator>Bob Jacobsen</dc:creator>
              <dc:date>2012-03-04T05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change-start text:change-id="ct525175904"/>Introduction (Informative)</text:h>
      <text:p text:style-name="Standard">This specification describes the protocol for transporting OpenLCB datagrams via CAN segments.</text:p>
      <text:h text:style-name="Heading_20_1" text:outline-level="1"><text:change-end text:change-id="ct525175904"/>Intended Use (Informative)</text:h>
      <text:p text:style-name="Standard">The datagram transport protocol is intended to efficiently transfer small amounts (0-72 bytes) of data reliably between two OpenLCB nodes. <text:s/>It allows for management of overlapping independent transmissions.</text:p>
      <text:p text:style-name="Standard">The datagram transport protocol relies on the underlying OpenLCB message transport protocol for reliable sequenced communications.</text:p>
      <text:h text:style-name="Heading_20_1" text:outline-level="1"><text:change-start text:change-id="ct486968256"/>References and Context (<text:change-end text:change-id="ct486968256"/>Normative<text:change-start text:change-id="ct486968432"/>)</text:h>
      <text:p text:style-name="Standard">This specification is in the context of the following OpenLCB-CAN Specifications:</text:p>
      <text:p text:style-name="Standard"><text:change-end text:change-id="ct486968432"/>The OpenLCB Frame Transport Standard, which specifies the use and format of CAN frames for OpenLCB communications.</text:p>
      <text:p text:style-name="Standard"><text:change-start text:change-id="ct486968528"/>The OpenLCB Message Network <text:change-end text:change-id="ct486968528"/>Standard<text:change-start text:change-id="ct524412560"/>, which specifies <text:change-end text:change-id="ct524412560"/>the OpenLCB message transport mechanism.<text:change-start text:change-id="ct532219840"/></text:p>
      <text:h text:style-name="Heading_20_1" text:outline-level="1"><text:change-end text:change-id="ct532219840"/>Message Formats (Normative)</text:h>
      <text:p text:style-name="Standard">In the following, the “Common MTI” column specifies the the MTI value to be used when communicating in OpenLCB common format. <text:s/>The “CAN format” column specifies the format of CAN frames when communicating in CAN format. <text:s/></text:p>
      <text:h text:style-name="Heading_20_2" text:outline-level="2">Datagram Cont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F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12">Y</text:p>
          </table:table-cell>
          <table:table-cell table:style-name="Table4.A2" office:value-type="string">
            <text:p text:style-name="P12">N</text:p>
          </table:table-cell>
          <table:table-cell table:style-name="Table4.A2" office:value-type="string">
            <text:p text:style-name="P12">0x1C48</text:p>
          </table:table-cell>
          <table:table-cell table:style-name="Table4.A2" office:value-type="string">
            <text:p text:style-name="P12">N/A</text:p>
          </table:table-cell>
          <table:table-cell table:style-name="Table4.F2" office:value-type="string">
            <text:p text:style-name="P12">0-72 bytes</text:p>
          </table:table-cell>
        </table:table-row>
      </table:table>
      <text:p text:style-name="Standard"/>
      <text:h text:style-name="Heading_20_3" text:outline-level="3"><text:soft-page-break/>CAN-Datagram Content Single Fram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1">Name</text:p>
          </table:table-cell>
          <table:table-cell table:style-name="Table5.A1" office:value-type="string">
            <text:p text:style-name="P11">Dest ID</text:p>
          </table:table-cell>
          <table:table-cell table:style-name="Table5.A1" office:value-type="string">
            <text:p text:style-name="P11">Event ID</text:p>
          </table:table-cell>
          <table:table-cell table:style-name="Table5.A1" office:value-type="string">
            <text:p text:style-name="P11">Common</text:p>
            <text:p text:style-name="P11">MTI</text:p>
          </table:table-cell>
          <table:table-cell table:style-name="Table5.A1" office:value-type="string">
            <text:p text:style-name="P11">CAN format</text:p>
          </table:table-cell>
          <table:table-cell table:style-name="Table5.F1" office:value-type="string">
            <text:p text:style-name="P11">Data Content</text:p>
          </table:table-cell>
        </table:table-row>
        <table:table-row>
          <table:table-cell table:style-name="Table5.A2" office:value-type="string">
            <text:p text:style-name="Table_20_Contents">Datagram Content Single Frame</text:p>
          </table:table-cell>
          <table:table-cell table:style-name="Table5.A2" office:value-type="string">
            <text:p text:style-name="P12">N</text:p>
          </table:table-cell>
          <table:table-cell table:style-name="Table5.A2" office:value-type="string">
            <text:p text:style-name="P12">Y</text:p>
          </table:table-cell>
          <table:table-cell table:style-name="Table5.A2" office:value-type="string">
            <text:p text:style-name="P12">N/A</text:p>
          </table:table-cell>
          <table:table-cell table:style-name="Table5.A2" office:value-type="string">
            <text:p text:style-name="P12">0x1Add,dsss</text:p>
          </table:table-cell>
          <table:table-cell table:style-name="Table5.F2" office:value-type="string">
            <text:p text:style-name="P12">0-8 bytes</text:p>
          </table:table-cell>
        </table:table-row>
      </table:table>
      <text:p text:style-name="Standard"/>
      <text:h text:style-name="Heading_20_3" text:outline-level="3">CAN-Datagram Content First Fram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Dest ID</text:p>
          </table:table-cell>
          <table:table-cell table:style-name="Table6.A1" office:value-type="string">
            <text:p text:style-name="P11">Event ID</text:p>
          </table:table-cell>
          <table:table-cell table:style-name="Table6.A1" office:value-type="string">
            <text:p text:style-name="P11">Common</text:p>
            <text:p text:style-name="P11">MTI</text:p>
          </table:table-cell>
          <table:table-cell table:style-name="Table6.A1" office:value-type="string">
            <text:p text:style-name="P11">CAN format</text:p>
          </table:table-cell>
          <table:table-cell table:style-name="Table6.F1" office:value-type="string">
            <text:p text:style-name="P11">Data Content</text:p>
          </table:table-cell>
        </table:table-row>
        <table:table-row>
          <table:table-cell table:style-name="Table6.A2" office:value-type="string">
            <text:p text:style-name="Table_20_Contents">Datagram Content First Frame</text:p>
          </table:table-cell>
          <table:table-cell table:style-name="Table6.A2" office:value-type="string">
            <text:p text:style-name="P12">Y</text:p>
          </table:table-cell>
          <table:table-cell table:style-name="Table6.A2" office:value-type="string">
            <text:p text:style-name="P12">N</text:p>
          </table:table-cell>
          <table:table-cell table:style-name="Table6.A2" office:value-type="string">
            <text:p text:style-name="P12">N/A</text:p>
          </table:table-cell>
          <table:table-cell table:style-name="Table6.A2" office:value-type="string">
            <text:p text:style-name="P12">0x1Bdd,dsss</text:p>
          </table:table-cell>
          <table:table-cell table:style-name="Table6.F2" office:value-type="string">
            <text:p text:style-name="P12">0-8 bytes</text:p>
          </table:table-cell>
        </table:table-row>
      </table:table>
      <text:p text:style-name="Standard"/>
      <text:h text:style-name="Heading_20_3" text:outline-level="3">CAN-Datagram Content Middle Fram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1">Name</text:p>
          </table:table-cell>
          <table:table-cell table:style-name="Table7.A1" office:value-type="string">
            <text:p text:style-name="P11">Dest ID</text:p>
          </table:table-cell>
          <table:table-cell table:style-name="Table7.A1" office:value-type="string">
            <text:p text:style-name="P11">Event ID</text:p>
          </table:table-cell>
          <table:table-cell table:style-name="Table7.A1" office:value-type="string">
            <text:p text:style-name="P11">Common</text:p>
            <text:p text:style-name="P11">MTI</text:p>
          </table:table-cell>
          <table:table-cell table:style-name="Table7.A1" office:value-type="string">
            <text:p text:style-name="P11">CAN format</text:p>
          </table:table-cell>
          <table:table-cell table:style-name="Table7.F1" office:value-type="string">
            <text:p text:style-name="P11">Data Content</text:p>
          </table:table-cell>
        </table:table-row>
        <table:table-row>
          <table:table-cell table:style-name="Table7.A2" office:value-type="string">
            <text:p text:style-name="Table_20_Contents">Datagram Content Middle Frame</text:p>
          </table:table-cell>
          <table:table-cell table:style-name="Table7.A2" office:value-type="string">
            <text:p text:style-name="P12">Y</text:p>
          </table:table-cell>
          <table:table-cell table:style-name="Table7.A2" office:value-type="string">
            <text:p text:style-name="P12">N</text:p>
          </table:table-cell>
          <table:table-cell table:style-name="Table7.A2" office:value-type="string">
            <text:p text:style-name="P12">N/A</text:p>
          </table:table-cell>
          <table:table-cell table:style-name="Table7.A2" office:value-type="string">
            <text:p text:style-name="P12">0x1Cdd,dsss</text:p>
          </table:table-cell>
          <table:table-cell table:style-name="Table7.F2" office:value-type="string">
            <text:p text:style-name="P12">0-8 bytes</text:p>
          </table:table-cell>
        </table:table-row>
      </table:table>
      <text:p text:style-name="Standard"/>
      <text:h text:style-name="Heading_20_3" text:outline-level="3">CAN Datagram Content Last Fram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1">Name</text:p>
          </table:table-cell>
          <table:table-cell table:style-name="Table8.A1" office:value-type="string">
            <text:p text:style-name="P11">Dest ID</text:p>
          </table:table-cell>
          <table:table-cell table:style-name="Table8.A1" office:value-type="string">
            <text:p text:style-name="P11">Event ID</text:p>
          </table:table-cell>
          <table:table-cell table:style-name="Table8.A1" office:value-type="string">
            <text:p text:style-name="P11">Common</text:p>
            <text:p text:style-name="P11">MTI</text:p>
          </table:table-cell>
          <table:table-cell table:style-name="Table8.A1" office:value-type="string">
            <text:p text:style-name="P11">CAN format</text:p>
          </table:table-cell>
          <table:table-cell table:style-name="Table8.F1" office:value-type="string">
            <text:p text:style-name="P11">Data Content</text:p>
          </table:table-cell>
        </table:table-row>
        <table:table-row>
          <table:table-cell table:style-name="Table8.A2" office:value-type="string">
            <text:p text:style-name="Table_20_Contents">Datagram Content Last Frame</text:p>
          </table:table-cell>
          <table:table-cell table:style-name="Table8.A2" office:value-type="string">
            <text:p text:style-name="P12">Y</text:p>
          </table:table-cell>
          <table:table-cell table:style-name="Table8.A2" office:value-type="string">
            <text:p text:style-name="P12">N</text:p>
          </table:table-cell>
          <table:table-cell table:style-name="Table8.A2" office:value-type="string">
            <text:p text:style-name="P12">N/A</text:p>
          </table:table-cell>
          <table:table-cell table:style-name="Table8.A2" office:value-type="string">
            <text:p text:style-name="P12">0x1Ddd,dsss</text:p>
          </table:table-cell>
          <table:table-cell table:style-name="Table8.F2" office:value-type="string">
            <text:p text:style-name="P12">0-8 bytes</text:p>
          </table:table-cell>
        </table:table-row>
      </table:table>
      <text:p text:style-name="Standard"/>
      <text:h text:style-name="Heading_20_2" text:outline-level="2">Datagram Received OK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Dest ID</text:p>
          </table:table-cell>
          <table:table-cell table:style-name="Table2.A1" office:value-type="string">
            <text:p text:style-name="P11">Event ID</text:p>
          </table:table-cell>
          <table:table-cell table:style-name="Table2.A1" office:value-type="string">
            <text:p text:style-name="P11">Common</text:p>
            <text:p text:style-name="P11">MTI</text:p>
          </table:table-cell>
          <table:table-cell table:style-name="Table2.A1" office:value-type="string">
            <text:p text:style-name="P11">CAN format</text:p>
          </table:table-cell>
          <table:table-cell table:style-name="Table2.F1" office:value-type="string">
            <text:p text:style-name="P11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12">Y</text:p>
          </table:table-cell>
          <table:table-cell table:style-name="Table2.A2" office:value-type="string">
            <text:p text:style-name="P12">N</text:p>
          </table:table-cell>
          <table:table-cell table:style-name="Table2.A2" office:value-type="string">
            <text:p text:style-name="P12">0x0A28</text:p>
          </table:table-cell>
          <table:table-cell table:style-name="Table2.A2" office:value-type="string">
            <text:p text:style-name="P12">0x19A4,8sss fddd</text:p>
          </table:table-cell>
          <table:table-cell table:style-name="Table2.F2" office:value-type="string">
            <text:p text:style-name="P12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F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12">Y</text:p>
          </table:table-cell>
          <table:table-cell table:style-name="Table3.A2" office:value-type="string">
            <text:p text:style-name="P12">N</text:p>
          </table:table-cell>
          <table:table-cell table:style-name="Table3.A2" office:value-type="string">
            <text:p text:style-name="P12">0x0A48</text:p>
          </table:table-cell>
          <table:table-cell table:style-name="Table3.A2" office:value-type="string">
            <text:p text:style-name="P12">0x19A4,8sss fddd</text:p>
          </table:table-cell>
          <table:table-cell table:style-name="Table3.F2" office:value-type="string">
            <text:p text:style-name="P12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text:change-start text:change-id="ct367123792"/></text:p>
      <text:h text:style-name="Heading_20_3" text:outline-level="3">Error Codes</text:h>
      <text:p text:style-name="Standard"><text:change-end text:change-id="ct367123792"/>The Error Code field contains 16 bits. <text:s/>The following bits are independent flags:</text:p>
      <text:list xml:id="list4216464928860622599" text:style-name="L1">
        <text:list-item>
          <text:p text:style-name="P13">0x1000 Permanent error – The received datagram will always invoke the same error</text:p>
        </text:list-item>
        <text:list-item>
          <text:p text:style-name="P13">0x2000 Resend OK – The error condition may be cleared, so a resend of the original datagram can be attempted</text:p>
        </text:list-item>
        <text:list-item>
          <text:p text:style-name="P13">0x4000 Transport error – The error could have been due to a failure in message/frame transport</text:p>
        </text:list-item>
      </text:list>
      <text:p text:style-name="Standard">Specific values for the 16-bit field:</text:p>
      <text:list xml:id="list2949490372456076111" text:style-name="L2">
        <text:list-item>
          <text:p text:style-name="P14">0x1020 – Permanent error, source not permitted – this node will not accept datagrams of this type from the transmitting node</text:p>
        </text:list-item>
        <text:list-item>
          <text:p text:style-name="P14">0x1040 – Permanent error, datagrams not accepted – this node will not accept datagrams of this type from any node</text:p>
        </text:list-item>
        <text:list-item>
          <text:p text:style-name="P14">0x2000 – Temporary condition, please resend – some temporary condition in the receiving node prevented receiving the datagram, but there's reason to believe a resend will succeed.</text:p>
        </text:list-item>
        <text:list-item>
          <text:p text:style-name="P14">0x6000 – Transport error, please resend – some temporary condition, possibly in the transport layer, prevented receiving the datagram, but there's reason to believe a resend will succeed.<text:change-start text:change-id="ct367300944"/></text:p>
        </text:list-item>
      </text:list>
      <text:p text:style-name="Standard"><text:change-end text:change-id="ct367300944"/>Nodes may, but are not required to, use the low five bits of the error code field to define specific error codes in concert with independent flag bits defined above. </text:p>
      <text:p text:style-name="Standard">All other bits and bit combinations are reserved.</text:p>
      <text:h text:style-name="Heading_20_1" text:outline-level="1"><text:soft-page-break/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 in reply.</text:p>
      <text:h text:style-name="Heading_20_3" text:outline-level="3">CAN Protocol</text:h>
      <text:p text:style-name="Standard">Normal transmission of a datagram over CAN consists of the transmitting node sending the Datagram Content message using one of two sequences of Datagram frames:</text:p>
      <text:list xml:id="list8929869579985492707" text:style-name="L3">
        <text:list-item>
          <text:p text:style-name="P16">One Datagram Content Single Frame</text:p>
        </text:list-item>
        <text:list-item>
          <text:p text:style-name="P16">One Datagram Content First Frame, followed by zero or more Datagram Content Middle Frame, followed by one Datagram Content Last Frame</text:p>
        </text:list-item>
      </text:list>
      <text:p text:style-name="Table_20_Contents">A receiving node receiving either of the above sequences shall send either a Datagram Received OK or Datagram Rejected message in reply.</text:p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 in reply.</text:p>
      <text:p text:style-name="Standard">If a receiving node receives a 2<text:span text:style-name="T5">nd</text:span> Datagram Content message before sending a reply to the the 1<text:span text:style-name="T5">st</text:span> Datagram Content message, it may, but is not required to, reject the 2<text:span text:style-name="T5">nd</text:span> Datagram by sending a Datagram Rejected message with the Out-of-Sequence error flag bit set.</text:p>
      <text:p text:style-name="Standard">Upon receipt of a Datagram Rejected message with the Resend_OK bit sent, the original transmitting node may resend the same Datagram Content message, or may abandon the transmission attempt.</text:p>
      <text:p text:style-name="Standard">Upon receipt of a Datagram Rejected message with the Resend_OK bit resent, the original transmitting node shall abandon the transmission attempt and not resend the original Datagram Content message.</text:p>
      <text:h text:style-name="Heading_20_3" text:outline-level="3">CAN Protocol</text:h>
      <text:p text:style-name="Standard">If a receiving node receives a sequence of Datagram frames other than one of</text:p>
      <text:list xml:id="list334797882" text:continue-numbering="true" text:style-name="L3">
        <text:list-item>
          <text:p text:style-name="P16">One Datagram Content Single Frame</text:p>
        </text:list-item>
        <text:list-item>
          <text:p text:style-name="P16">One Datagram Content First Frame, followed by zero or more Datagram Content Middle Frame, followed by one Datagram Content Last Frame</text:p>
        </text:list-item>
      </text:list>
      <text:p text:style-name="Table_20_Contents"><text:soft-page-break/>the receiving node shall send a Datagram Rejected message with the Out-of-Sequence error bit set.</text:p>
      <text:p text:style-name="Table_20_Contents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<text:s/>1 Introduction (Informative)<text:tab/>1</text:p>
          <text:p text:style-name="P17"><text:s/>2 Intended Use (Informative)<text:tab/>1</text:p>
          <text:p text:style-name="P17"><text:s/>3 References and Context (Normative)<text:tab/>1</text:p>
          <text:p text:style-name="P17"><text:s/>4 Message Formats (Normative)<text:tab/>1</text:p>
          <text:p text:style-name="P18"><text:s/>4.1 Datagram Content<text:tab/>1</text:p>
          <text:p text:style-name="P19"><text:s/>4.1.1 CAN-Datagram Content Single Frame<text:tab/>2</text:p>
          <text:p text:style-name="P19"><text:s/>4.1.2 CAN-Datagram Content First Frame<text:tab/>2</text:p>
          <text:p text:style-name="P19"><text:s/>4.1.3 CAN-Datagram Content Middle Frame<text:tab/>2</text:p>
          <text:p text:style-name="P19"><text:s/>4.1.4 CAN Datagram Content Last Frame<text:tab/>2</text:p>
          <text:p text:style-name="P18"><text:s/>4.2 Datagram Received OK<text:tab/>2</text:p>
          <text:p text:style-name="P18"><text:s/>4.3 Datagram Rejected<text:tab/>3</text:p>
          <text:p text:style-name="P19"><text:s/>4.3.1 Error Codes<text:tab/>3</text:p>
          <text:p text:style-name="P17"><text:s/>5 States (Normative)<text:tab/>4</text:p>
          <text:p text:style-name="P17"><text:s/>6 Interactions (Normative)<text:tab/>4</text:p>
          <text:p text:style-name="P18"><text:s/>6.1 Normal Transmission<text:tab/>4</text:p>
          <text:p text:style-name="P19"><text:s/>6.1.1 CAN Protocol<text:tab/>4</text:p>
          <text:p text:style-name="P18"><text:s/>6.2 Rejected Transmission<text:tab/>4</text:p>
          <text:p text:style-name="P19"><text:s/>6.2.1 CAN Protocol<text:tab/>4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63724272" text:id="ct36372427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363724416" text:id="ct36372441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4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363724272"/><text:change-start text:change-id="ct363724416"/>OpenLCB-CAN Datagram Transport Standard<text:change-end text:change-id="ct363724416"/></text:p>
      </style:header>
      <style:footer>
        <text:tracked-changes>
          <text:changed-region xml:id="ct363176832" text:id="ct36317683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363730080" text:id="ct363730080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4"><text:change text:change-id="ct363176832"/><text:change-start text:change-id="ct363730080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363730080"/><text:span text:style-name="MT3"><text:tab/>Page </text:span><text:span text:style-name="Page_20_Number"><text:span text:style-name="MT3"><text:page-number text:select-page="current">5</text:page-number></text:span></text:span><text:span text:style-name="Page_20_Number"><text:span text:style-name="MT3"> of </text:span></text:span><text:span text:style-name="Page_20_Number"><text:span text:style-name="MT3"><text:page-count style:num-format="1">5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1-20T00:03:23.99">1/20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67177568" text:id="ct367177568">
            <text:deletion>
              <office:change-info>
                <dc:creator>Bob Jacobsen</dc:creator>
                <dc:date>2010-10-07T21:46:00</dc:date>
              </office:change-info>
              <text:p text:style-name="MP8">NMRA TECHNICAL NOTES</text:p>
            </text:deletion>
          </text:changed-region>
          <text:changed-region xml:id="ct487149808" text:id="ct4871498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532655984" text:id="ct532655984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31950640" text:id="ct531950640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xml:id="ct532656080" text:id="ct532656080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531950736" text:id="ct53195073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486920192" text:id="ct486920192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486920288" text:id="ct48692028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486920064" text:id="ct486920064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5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367177568"/><text:change-start text:change-id="ct487149808"/>OpenLCB St<text:change-end text:change-id="ct487149808"/><text:change-start text:change-id="ct532655984"/>andard<text:change-end text:change-id="ct53265598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31950640"/><text:change-start text:change-id="ct532656080"/>OpenLCB-CAN Datagram Transport<text:change-end text:change-id="ct532656080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31950736"/><text:change-start text:change-id="ct486920192"/><text:date style:data-style-name="N75" text:date-value="2013-01-20T00:03:23.99">Jan 20, 2013</text:date><text:change-end text:change-id="ct486920192"/></text:p>
            </table:table-cell>
            <table:table-cell table:style-name="Table1.C1" office:value-type="string">
              <text:p text:style-name="MP7"><text:change text:change-id="ct486920288"/><text:change-start text:change-id="ct486920064"/>Preliminary<text:change-end text:change-id="ct486920064"/></text:p>
            </table:table-cell>
          </table:table-row>
        </table:table>
        <text:p text:style-name="Header"/>
      </style:header>
      <style:footer>
        <text:tracked-changes>
          <text:changed-region xml:id="ct532574656" text:id="ct532574656">
            <text:deletion>
              <office:change-info>
                <dc:creator>Bob Jacobsen</dc:creator>
                <dc:date>2011-07-23T20:12:00</dc:date>
              </office:change-info>
              <text:p text:style-name="MP10">and A. Shepherd</text:p>
            </text:deletion>
          </text:changed-region>
          <text:changed-region xml:id="ct367338192" text:id="ct367338192">
            <text:deletion>
              <office:change-info>
                <dc:creator>Bob Jacobsen</dc:creator>
                <dc:date>2010-10-08T17:21:00</dc:date>
              </office:change-info>
              <text:p text:style-name="MP10">A. Robinson, </text:p>
            </text:deletion>
          </text:changed-region>
          <text:changed-region xml:id="ct487192800" text:id="ct487192800">
            <text:deletion>
              <office:change-info>
                <dc:creator>Bob Jacobsen</dc:creator>
                <dc:date>2011-07-23T20:12:00</dc:date>
              </office:change-info>
              <text:p text:style-name="MP10">, by J. Day, D. Harris, B. Jacobsen, </text:p>
            </text:deletion>
          </text:changed-region>
          <text:changed-region xml:id="ct367338096" text:id="ct367338096">
            <text:deletion>
              <office:change-info>
                <dc:creator>Bob Jacobsen</dc:creator>
                <dc:date>2010-10-07T21:47:00</dc:date>
              </office:change-info>
              <text:p text:style-name="MP10">90</text:p>
            </text:deletion>
          </text:changed-region>
          <text:changed-region xml:id="ct487193360" text:id="ct487193360">
            <text:deletion>
              <office:change-info>
                <dc:creator>Bob Jacobsen</dc:creator>
                <dc:date>2011-07-23T20:12:00</dc:date>
              </office:change-info>
              <text:p text:style-name="MP10">Copyright 20</text:p>
            </text:deletion>
          </text:changed-region>
          <text:changed-region xml:id="ct487192432" text:id="ct487192432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9"><text:change text:change-id="ct532574656"/><text:change text:change-id="ct367338192"/><text:change text:change-id="ct487192800"/><text:change text:change-id="ct367338096"/><text:change text:change-id="ct487193360"/><text:change-start text:change-id="ct487192432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487192432"/><text:span text:style-name="MT4">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5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3-01-20T00:03:23.99">1/20/2013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83</meta:editing-cycles>
    <meta:editing-duration>PT13H27M28S</meta:editing-duration>
    <meta:generator>OpenOffice.org/3.4.1$Unix OpenOffice.org_project/341m1$Build-9593</meta:generator>
    <dc:date>2013-01-20T00:03:24</dc:date>
    <dc:creator>Bob Jacobsen</dc:creator>
    <meta:keyword>OpenLCB-CAN Datagram Transport</meta:keyword>
    <meta:document-statistic meta:table-count="8" meta:image-count="1" meta:object-count="0" meta:page-count="5" meta:paragraph-count="179" meta:word-count="1106" meta:character-count="6882"/>
    <meta:user-defined meta:name="Info 1"/>
    <meta:user-defined meta:name="Info 2"/>
    <meta:user-defined meta:name="Info 3"/>
    <meta:user-defined meta:name="Info 4"/>
  </office:meta>
</office:document-meta>
</file>